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officeooo:rsid="0001a6b7" officeooo:paragraph-rsid="0001a6b7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6pt" officeooo:rsid="00053b2a" officeooo:paragraph-rsid="00053b2a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6pt" officeooo:rsid="0006cb8b" officeooo:paragraph-rsid="0006cb8b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6pt" officeooo:rsid="0005fc19" officeooo:paragraph-rsid="00082a65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officeooo:rsid="0001a6b7" officeooo:paragraph-rsid="0001a6b7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4pt" officeooo:rsid="0001a6b7" officeooo:paragraph-rsid="0001a6b7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4pt" officeooo:rsid="0001a6b7" officeooo:paragraph-rsid="0001a6b7" style:font-size-asian="14pt" style:font-size-complex="14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beration Sans" fo:font-size="14pt" officeooo:rsid="0005fc19" officeooo:paragraph-rsid="0006cb8b" style:font-size-asian="14pt" style:font-size-complex="14pt"/>
    </style:style>
    <style:style style:name="P10" style:family="paragraph" style:parent-style-name="Standard" style:list-style-name="L1">
      <style:paragraph-properties fo:text-align="center" style:justify-single-word="false"/>
      <style:text-properties style:font-name="Liberation Sans" fo:font-size="14pt" officeooo:rsid="0005fc19" officeooo:paragraph-rsid="00082a65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4pt" officeooo:rsid="0005fc19" officeooo:paragraph-rsid="00082a65" style:font-size-asian="14pt" style:font-size-complex="14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ans" fo:font-size="14pt" officeooo:rsid="0006cb8b" officeooo:paragraph-rsid="0006cb8b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4pt" officeooo:rsid="00053b2a" officeooo:paragraph-rsid="00053b2a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4pt" officeooo:rsid="000c4c62" officeooo:paragraph-rsid="000c4c62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4pt" officeooo:rsid="0001ec45" officeooo:paragraph-rsid="0001ec45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4pt" officeooo:rsid="0006cb8b" officeooo:paragraph-rsid="0006cb8b" style:font-size-asian="12.25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8pt" officeooo:rsid="0005fc19" officeooo:paragraph-rsid="00082a65" style:font-size-asian="18pt" style:font-size-complex="18pt"/>
    </style:style>
    <style:style style:name="P18" style:family="paragraph" style:parent-style-name="Standard" style:list-style-name="L3">
      <style:paragraph-properties fo:text-align="start" style:justify-single-word="false"/>
      <style:text-properties officeooo:paragraph-rsid="000c4c62"/>
    </style:style>
    <style:style style:name="P19" style:family="paragraph" style:parent-style-name="Standard" style:list-style-name="L2">
      <style:paragraph-properties fo:text-align="start" style:justify-single-word="false"/>
      <style:text-properties fo:color="#000000" style:font-name="Liberation Sans" fo:font-size="14pt" officeooo:rsid="0006cb8b" officeooo:paragraph-rsid="0006cb8b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color="#000000" style:font-name="Liberation Sans" fo:font-size="14pt" officeooo:rsid="0006cb8b" officeooo:paragraph-rsid="0006cb8b" style:font-size-asian="14pt" style:font-size-complex="14pt"/>
    </style:style>
    <style:style style:name="P21" style:family="paragraph" style:parent-style-name="Standard" style:list-style-name="L1">
      <style:paragraph-properties fo:text-align="center" style:justify-single-word="false"/>
      <style:text-properties fo:color="#000000" style:font-name="Liberation Sans" fo:font-size="14pt" officeooo:rsid="0006cb8b" officeooo:paragraph-rsid="00079a8f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color="#000000" style:font-name="Liberation Sans" fo:font-size="14pt" officeooo:rsid="0005fc19" officeooo:paragraph-rsid="00082a65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color="#000000" style:font-name="Liberation Sans" fo:font-size="14pt" officeooo:rsid="000ac5f6" officeooo:paragraph-rsid="000ac5f6" style:font-size-asian="14pt" style:font-size-complex="14pt"/>
    </style:style>
    <style:style style:name="P24" style:family="paragraph" style:parent-style-name="Standard" style:list-style-name="L1">
      <style:paragraph-properties fo:text-align="start" style:justify-single-word="false"/>
      <style:text-properties fo:color="#000000" style:font-name="Liberation Sans" fo:font-size="14pt" officeooo:rsid="00079a8f" officeooo:paragraph-rsid="00079a8f" style:font-size-asian="12.25pt" style:font-size-complex="14pt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Sans" fo:font-size="14pt" officeooo:rsid="00079a8f" officeooo:paragraph-rsid="00079a8f" style:font-size-asian="12.25pt" style:font-size-complex="14pt"/>
    </style:style>
    <style:style style:name="P26" style:family="paragraph" style:parent-style-name="Standard" style:list-style-name="L1">
      <style:paragraph-properties fo:text-align="center" style:justify-single-word="false"/>
      <style:text-properties fo:color="#000000" style:font-name="Liberation Sans" fo:font-size="16pt" officeooo:rsid="0006cb8b" officeooo:paragraph-rsid="00079a8f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fo:color="#000000" style:font-name="Liberation Sans" fo:font-size="16pt" officeooo:rsid="0006cb8b" officeooo:paragraph-rsid="00079a8f" style:font-size-asian="16pt" style:font-size-complex="16pt"/>
    </style:style>
    <style:style style:name="P28" style:family="paragraph" style:parent-style-name="Standard">
      <style:paragraph-properties fo:text-align="center" style:justify-single-word="false"/>
      <style:text-properties fo:color="#000000" style:font-name="Liberation Sans" fo:font-size="16pt" officeooo:rsid="0005fc19" officeooo:paragraph-rsid="00082a65" style:font-size-asian="16pt" style:font-size-complex="16pt"/>
    </style:style>
    <style:style style:name="P29" style:family="paragraph" style:parent-style-name="Standard" style:list-style-name="L2">
      <style:paragraph-properties fo:margin-top="0.1189in" fo:margin-bottom="0.1189in" loext:contextual-spacing="false" fo:text-align="start" style:justify-single-word="false"/>
      <style:text-properties fo:color="#000000" style:font-name="Liberation Sans" fo:font-size="14pt" officeooo:rsid="0006cb8b" officeooo:paragraph-rsid="0006cb8b" style:font-size-asian="14pt" style:font-size-complex="14pt"/>
    </style:style>
    <style:style style:name="T1" style:family="text">
      <style:text-properties officeooo:rsid="0001a6b7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Liberation Sans" fo:font-size="14pt" officeooo:rsid="000c4c62" style:font-size-asian="14pt" style:font-size-complex="14pt"/>
    </style:style>
    <style:style style:name="T4" style:family="text">
      <style:text-properties style:font-name="Liberation Sans" fo:font-size="14pt" officeooo:rsid="000df100" style:font-size-asian="14pt" style:font-size-complex="14pt"/>
    </style:style>
    <style:style style:name="T5" style:family="text">
      <style:text-properties style:font-size-asian="14pt"/>
    </style:style>
    <style:style style:name="T6" style:family="text">
      <style:text-properties officeooo:rsid="0003d4d4" style:font-size-asian="14pt"/>
    </style:style>
    <style:style style:name="T7" style:family="text">
      <style:text-properties officeooo:rsid="00053b2a" style:font-size-asian="14pt"/>
    </style:style>
    <style:style style:name="T8" style:family="text">
      <style:text-properties officeooo:rsid="0003d4d4"/>
    </style:style>
    <style:style style:name="T9" style:family="text">
      <style:text-properties officeooo:rsid="00053b2a"/>
    </style:style>
    <style:style style:name="T10" style:family="text">
      <style:text-properties officeooo:rsid="0006cb8b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officeooo:rsid="0006e02c"/>
    </style:style>
    <style:style style:name="T13" style:family="text">
      <style:text-properties officeooo:rsid="000fa6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imidolorem <text:span text:style-name="T1">Meta Plan</text:span></text:p>
      <text:p text:style-name="P1"/>
      <text:p text:style-name="P6">Thy Game Dev Team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Contents</text:p>
      <text:p text:style-name="P8"/>
      <text:list xml:id="list3796687076" text:style-name="L1">
        <text:list-item>
          <text:p text:style-name="P9">Intr<text:span text:style-name="T10">o</text:span></text:p>
        </text:list-item>
        <text:list-item>
          <text:p text:style-name="P9"><text:span text:style-name="T10">Story Ideas</text:span></text:p>
        </text:list-item>
        <text:list-item>
          <text:p text:style-name="P12">Art Style Ideas</text:p>
        </text:list-item>
        <text:list-item>
          <text:p text:style-name="P9"><text:span text:style-name="T10">Magic</text:span></text:p>
        </text:list-item>
        <text:list-item>
          <text:p text:style-name="P9"><text:span text:style-name="T10">Combat</text:span></text:p>
        </text:list-item>
        <text:list-item>
          <text:p text:style-name="P9"><text:span text:style-name="T10">Base Building<text:line-break/>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/>
      <text:p text:style-name="P13"/>
      <text:p text:style-name="P13"/>
      <text:p text:style-name="P13"/>
      <text:p text:style-name="P3"><text:soft-page-break/>Intro</text:p>
      <text:p text:style-name="P2"/>
      <text:p text:style-name="P15">Tags: <text:span text:style-name="T13">Base-building</text:span>, <text:span text:style-name="T8">Mining, Automation,</text:span> Brawling, Dungeons, Openworld, Pixelated, Top-Down, Fantasy, Adventure, <text:span text:style-name="T9">Singleplayer, Base Defense.</text:span></text:p>
      <text:p text:style-name="P15"/>
      <text:p text:style-name="P15">?Tags: Story Driven, <text:span text:style-name="T8">Multiplayer, Co-Op</text:span></text:p>
      <text:p text:style-name="P2"/>
      <text:p text:style-name="P15">Description: <text:span text:style-name="T5">Animidolorem </text:span><text:span text:style-name="T6">is a {Tags} were you fight to take territory and gain </text:span><text:span text:style-name="T7">experience, Defend Your (add story context here) ageist (add story antagonist),</text:span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4"><text:soft-page-break/><text:span text:style-name="T9">S</text:span>tory Ideas</text:p>
      <text:p text:style-name="P16"/>
      <text:list xml:id="list4231991317" text:style-name="L2">
        <text:list-item>
          <text:p text:style-name="P29"><text:span text:style-name="T12">Y</text:span><text:span text:style-name="T11">ou start off on a farm and defend against an invasion</text:span> </text:p>
        </text:list-item>
        <text:list-item>
          <text:p text:style-name="P19">You Get abducted by Dark Elves (Who Secretly plan to butt rape you) you into the infinite wild never to escape unless you achieve the ultimate power</text:p>
        </text:list-item>
        <text:list-item>
          <text:p text:style-name="P19"><text:span text:style-name="T12">M</text:span><text:span text:style-name="T11">ercenary for hire and placed into a more permanent job</text:span> 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233758130429403" text:continue-list="list3796687076" text:style-name="L1">
        <text:list-header>
          <text:p text:style-name="P21"/>
          <text:p text:style-name="P26"><text:soft-page-break/>Art Style Ideas</text:p>
        </text:list-header>
      </text:list>
      <text:p text:style-name="P27"/>
      <text:list xml:id="list233757390500307" text:continue-numbering="true" text:style-name="L1">
        <text:list-item>
          <text:p text:style-name="P24">Low Light Atmospheric with high bloom from luminescent plants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233757677633241" text:continue-numbering="true" text:style-name="L1">
        <text:list-header>
          <text:p text:style-name="P10"/>
        </text:list-header>
      </text:list>
      <text:p text:style-name="P17"><text:soft-page-break/><text:span text:style-name="T10">Magic</text:span></text:p>
      <text:p text:style-name="P14">Buffs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Attack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Shields and Heals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De-Buffs</text:p>
      <text:list xml:id="list254189627" text:style-name="L3">
        <text:list-item>
          <text:p text:style-name="P18"><text:span text:style-name="T3">Anti-Aggro – </text:span><text:span text:style-name="T4">De-Aggro enemy mobs for a period of time</text:span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oft-page-break/><text:span text:style-name="T10">Combat</text:span></text:p>
      <text:p text:style-name="P23">Hand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Ranged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Enchantments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8"><text:soft-page-break/><text:span text:style-name="T10">Base Building</text:span></text:p>
      <text:p text:style-name="P23">Structures 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Defenses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Craft-Structures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Resource Gathe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11-22T23:37:49.116000000</dc:date>
    <meta:editing-duration>PT27M9S</meta:editing-duration>
    <meta:editing-cycles>13</meta:editing-cycles>
    <meta:document-statistic meta:table-count="0" meta:image-count="0" meta:object-count="0" meta:page-count="8" meta:paragraph-count="36" meta:word-count="165" meta:character-count="997" meta:non-whitespace-character-count="875"/>
  </office:meta>
</office:document-meta>
</file>